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cédure d'installation de Angular</text:p>
      <text:p text:style-name="P1"/>
      <text:p text:style-name="P2">1) Intallation des outils</text:p>
      <text:p text:style-name="P2"/>
      <text:p text:style-name="P4">Installer NPM :</text:p>
      <text:p text:style-name="P4">&gt; npm install -g <text:a xlink:type="simple" xlink:href="mailto:npm@latest" text:style-name="Internet_20_link" text:visited-style-name="Visited_20_Internet_20_Link">npm@latest</text:a></text:p>
      <text:p text:style-name="P4"/>
      <text:p text:style-name="P4">Installer l'interface de commande CLI d'Angular :</text:p>
      <text:p text:style-name="P4">&gt; npm install -g @angular/cli</text:p>
      <text:p text:style-name="P4"/>
      <text:p text:style-name="P4">Installer Node.js :</text:p>
      <text:p text:style-name="P4"><text:a xlink:type="simple" xlink:href="https://nodejs.org/en/download/" text:style-name="Internet_20_link" text:visited-style-name="Visited_20_Internet_20_Link">https://nodejs.org/en/download/</text:a></text:p>
      <text:p text:style-name="P4"/>
      <text:p text:style-name="P2">2) Créer un nouveal projet</text:p>
      <text:p text:style-name="P2"/>
      <text:p text:style-name="P4">&gt; ng new mon-projet</text:p>
      <text:p text:style-name="P4"/>
      <text:p text:style-name="P4">Le code du projet est à inclure dans le dossier src</text:p>
      <text:p text:style-name="P4"/>
      <text:p text:style-name="P2">3) Lancer le projet et ouvrir l'application dans le navigateur</text:p>
      <text:p text:style-name="P2"/>
      <text:p text:style-name="P4">&gt; cd mon-projet</text:p>
      <text:p text:style-name="P4">&gt; ng serve –open</text:p>
      <text:p text:style-name="P4"/>
      <text:p text:style-name="P4">Le projet s'ouvre à l'adresse "localhost:4200".</text:p>
      <text:p text:style-name="P4"/>
      <text:p text:style-name="P4"/>
      <text:p text:style-name="P2">En cas de problème, vérifier que le projet tourne sur la version 1.7.4 : <text:a xlink:type="simple" xlink:href="https://github.com/angular/angular-cli" text:style-name="Internet_20_link" text:visited-style-name="Visited_20_Internet_20_Link"><text:span text:style-name="T1">https://github.com/angular/angular-cli</text:span></text:a></text:p>
      <text:p text:style-name="P4"/>
      <text:p text:style-name="P4">Voir aussi le fichier "package.json" pour changer les versions des dépendances.</text:p>
      <text:p text:style-name="P4"/>
      <text:p text:style-name="P4"/>
      <text:p text:style-name="P4"/>
      <text:p text:style-name="P4"/>
      <text:p text:style-name="P2">Sources :</text:p>
      <text:p text:style-name="P4">https://openclassrooms.com/courses/developpez-avec-angular/installez-les-outils-et-creez-votre-proj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1S</meta:editing-duration>
    <meta:editing-cycles>10</meta:editing-cycles>
    <meta:generator>OpenOffice/4.1.5$Win32 OpenOffice.org_project/415m1$Build-9789</meta:generator>
    <dc:date>2018-06-11T12:05:01.22</dc:date>
    <dc:creator>Maxence GUILLOT</dc:creator>
    <meta:document-statistic meta:table-count="0" meta:image-count="0" meta:object-count="0" meta:page-count="1" meta:paragraph-count="19" meta:word-count="104" meta:character-count="766"/>
    <meta:user-defined meta:name="Info 1"/>
    <meta:user-defined meta:name="Info 2"/>
    <meta:user-defined meta:name="Info 3"/>
    <meta:user-defined meta:name="Info 4"/>
  </office:meta>
</office:document-meta>
</file>